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5" style:family="paragraph" style:parent-style-name="Standard" style:list-style-name="L3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1ac888" officeooo:paragraph-rsid="001ac888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font-style="normal" fo:font-weight="normal" officeooo:rsid="002073a7" officeooo:paragraph-rsid="002073a7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normal" fo:font-weight="normal" officeooo:rsid="002073a7" officeooo:paragraph-rsid="002073a7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style="normal" fo:font-weight="normal" officeooo:rsid="0021d96f" officeooo:paragraph-rsid="0021d96f" style:font-style-asian="normal" style:font-weight-asian="normal" style:font-style-complex="normal" style:font-weight-complex="normal"/>
    </style:style>
    <style:style style:name="T1" style:family="text">
      <style:text-properties officeooo:rsid="0018f0be"/>
    </style:style>
    <style:style style:name="T2" style:family="text">
      <style:text-properties officeooo:rsid="001ac888"/>
    </style:style>
    <style:style style:name="T3" style:family="text">
      <style:text-properties officeooo:rsid="001c1286"/>
    </style:style>
    <style:style style:name="T4" style:family="text">
      <style:text-properties officeooo:rsid="00215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for Aged Care</text:p>
      <text:p text:style-name="P1"/>
      <text:p text:style-name="P1">Aged Care:</text:p>
      <text:list xml:id="list2125530797" text:style-name="L1">
        <text:list-item>
          <text:p text:style-name="P3">Geriatric syndromes (provide assessment, investigations, management for):</text:p>
          <text:list>
            <text:list-item>
              <text:p text:style-name="P3">Incontinence (UI)</text:p>
            </text:list-item>
            <text:list-item>
              <text:p text:style-name="P3">Immobility (Pressure sores/ wounds)</text:p>
            </text:list-item>
            <text:list-item>
              <text:p text:style-name="P3">Iatrogenesis (Polypharmacy)</text:p>
            </text:list-item>
            <text:list-item>
              <text:p text:style-name="P3">Instability (Falls)</text:p>
            </text:list-item>
            <text:list-item>
              <text:p text:style-name="P3">Intellectual decline (Dementia/ <text:span text:style-name="T3">Delirium</text:span>)</text:p>
            </text:list-item>
            <text:list-item>
              <text:p text:style-name="P3">Chronic pain</text:p>
            </text:list-item>
          </text:list>
        </text:list-item>
        <text:list-item>
          <text:p text:style-name="P3">Assessment of geriatric patients</text:p>
          <text:list>
            <text:list-item>
              <text:p text:style-name="P3">CGA</text:p>
            </text:list-item>
            <text:list-item>
              <text:p text:style-name="P3">Cognitive testing</text:p>
            </text:list-item>
            <text:list-item>
              <text:p text:style-name="P6">Delirium assessment</text:p>
            </text:list-item>
          </text:list>
        </text:list-item>
        <text:list-item>
          <text:p text:style-name="P3">Allied health roles in Aged Care</text:p>
          <text:list>
            <text:list-item>
              <text:p text:style-name="P3">Dietitian, <text:span text:style-name="T1">PT</text:span>, Speech Pathologist, <text:span text:style-name="T1">OT, Social worker. Know a couple of functions for each for each Geriatric syndrome.</text:span></text:p>
            </text:list-item>
          </text:list>
        </text:list-item>
        <text:list-item>
          <text:p text:style-name="P6">Residential aged care facilities</text:p>
          <text:list>
            <text:list-item>
              <text:p text:style-name="P6">What types are there</text:p>
            </text:list-item>
            <text:list-item>
              <text:p text:style-name="P6">What patients are ideal for residential care</text:p>
            </text:list-item>
          </text:list>
        </text:list-item>
      </text:list>
      <text:p text:style-name="P1"/>
      <text:p text:style-name="P1">Rehabilitation medicine:</text:p>
      <text:list xml:id="list2889909841" text:style-name="L2">
        <text:list-item>
          <text:p text:style-name="P4">Allied health roles in Aged Care<text:tab/></text:p>
          <text:list>
            <text:list-item>
              <text:p text:style-name="P8">PT, Speech pathologist, Occupational therapist, Social worker</text:p>
            </text:list-item>
          </text:list>
        </text:list-item>
        <text:list-item>
          <text:p text:style-name="P7">Issues around returning to function:<text:tab/></text:p>
          <text:list>
            <text:list-item>
              <text:p text:style-name="P7">Driving after injury/ stroke/ vision impairment</text:p>
            </text:list-item>
            <text:list-item>
              <text:p text:style-name="P7">Resuming work (bring in social work)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1"/>
      <text:p text:style-name="P1">Psychiatry of Old Age:</text:p>
      <text:list xml:id="list3380912921" text:style-name="L4">
        <text:list-item>
          <text:p text:style-name="P11">Understand the functions of the POA teams:</text:p>
          <text:list>
            <text:list-item>
              <text:p text:style-name="P11">ICT, <text:span text:style-name="T4">APATT, BASICS</text:span></text:p>
            </text:list-item>
            <text:list-item>
              <text:p text:style-name="P13">Inpatient POA</text:p>
            </text:list-item>
          </text:list>
        </text:list-item>
      </text:list>
      <text:p text:style-name="P1"/>
      <text:p text:style-name="P1"/>
      <text:p text:style-name="P1">Palliative care:</text:p>
      <text:list xml:id="list4215546412" text:style-name="L3">
        <text:list-item>
          <text:p text:style-name="P5">Structure of a palliative care history</text:p>
          <text:list>
            <text:list-item>
              <text:p text:style-name="P10">Diagnosis/ Cause of death</text:p>
            </text:list-item>
            <text:list-item>
              <text:p text:style-name="P10">Symptoms (pain, bowels, nausea, sob, mental status changes/ delirium)</text:p>
            </text:list-item>
          </text:list>
        </text:list-item>
        <text:list-item>
          <text:p text:style-name="P5">End of life decision making, ACDs, will <text:span text:style-name="T2">writing</text:span></text:p>
        </text:list-item>
        <text:list-item>
          <text:p text:style-name="P9">Allied health roles in Palliative Care</text:p>
          <text:list>
            <text:list-item>
              <text:p text:style-name="P9">Music therapy, Pastoral care</text:p>
            </text:list-item>
          </text:list>
        </text:list-item>
        <text:list-item>
          <text:p text:style-name="P9">Outpatient palliative care</text:p>
          <text:list>
            <text:list-item>
              <text:p text:style-name="P12">Agencies: Melbourne city mission</text:p>
            </text:list-item>
            <text:list-item>
              <text:p text:style-name="P9">What patients are benefit from outpatient Palliative Care<text:tab/></text:p>
              <text:list>
                <text:list-item>
                  <text:p text:style-name="P9">Terminal patients dying at home</text:p>
                </text:list-item>
                <text:list-item>
                  <text:p text:style-name="P9">Patients with complex symptom management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2:55:08.726064578</meta:creation-date>
    <meta:generator>LibreOffice/6.0.7.3$Linux_X86_64 LibreOffice_project/00m0$Build-3</meta:generator>
    <dc:date>2019-05-06T22:27:10.186666302</dc:date>
    <meta:editing-duration>PT11M50S</meta:editing-duration>
    <meta:editing-cycles>8</meta:editing-cycles>
    <meta:document-statistic meta:table-count="0" meta:image-count="0" meta:object-count="0" meta:page-count="1" meta:paragraph-count="41" meta:word-count="225" meta:character-count="1391" meta:non-whitespace-character-count="1239"/>
  </office:meta>
</office:document-meta>
</file>